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Aubergines,1,/fromage,1,()">
            <text:p>Aubergines,1,/fromage,1,()</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coco,1,/boubi,1,/bouba,1,()">
            <text:p>coco,1,/boubi,1,/bouba,1,()</text:p>
          </table:table-cell>
          <table:table-cell office:value-type="string" office:value="">
            <text:p/>
          </table:table-cell>
          <table:table-cell office:value-type="string" office:value="">
            <text:p/>
          </table:table-cell>
          <table:table-cell office:value-type="string" office:value="soir/double/hiver/vegan">
            <text:p>soir/double/hiver/vegan</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tomate,1,">
            <text:p>tomate,1,</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 - Recette de rien du tout tout neuf">
            <text:p>A - Recette de rien du tout tout neuf</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